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38">
          <table:table-cell table:number-columns-repeated="1024"/>
        </table:table-row>
        <table:table-row table:style-name="ro1">
          <table:table-cell table:number-columns-repeated="499"/>
          <table:table-cell office:value-type="string" calcext:value-type="string">
            <text:p>ms_regen_percent_small</text:p>
          </table:table-cell>
          <table:table-cell table:number-columns-repeated="524"/>
        </table:table-row>
        <table:table-row table:style-name="ro1">
          <table:table-cell table:number-columns-repeated="499"/>
          <table:table-cell office:value-type="string" calcext:value-type="string">
            <text:p>O</text:p>
          </table:table-cell>
          <table:table-cell table:number-columns-repeated="5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2"/>
          <table:table-cell office:value-type="string" calcext:value-type="string">
            <text:p>ms_percent_major</text:p>
          </table:table-cell>
          <table:table-cell/>
          <table:table-cell office:value-type="string" calcext:value-type="string">
            <text:p>ms_percent_major</text:p>
          </table:table-cell>
          <table:table-cell table:number-columns-repeated="2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/>
          <table:table-cell office:value-type="string" calcext:value-type="string">
            <text:p>ms_regen_percent_small</text:p>
          </table:table-cell>
          <table:table-cell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cane_devotion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mana_regen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_trait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_trait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<text:span text:style-name="T1">fire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thunder_</text:span><text:span text:style-name="T2">spell_to_attack_dmg_percent_big</text:span>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14"/>
          <table:table-cell office:value-type="string" calcext:value-type="string">
            <text:p>ms_regen_percent_big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mana_regen_percent_big</text:p>
          </table:table-cell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<text:span text:style-name="T1">water_</text:span><text:span text:style-name="T2">spell_to_attack_dmg_percent_big</text:span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to_attack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to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pan text:style-name="T1">nature_</text:span><text:span text:style-name="T2">spell_to_attack_dmg_percent_big</text:span>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maj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maj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3"/>
          <table:table-cell office:value-type="string" calcext:value-type="string">
            <text:p>elemental_pur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30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3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verflowing_vitality_trait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2"/>
          <table:table-cell office:value-type="string" calcext:value-type="string">
            <text:p>bow_dmg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hp_hp_regen_big</text:p>
          </table:table-cell>
          <table:table-cell table:number-columns-repeated="24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cross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_trait</text:p>
          </table:table-cell>
          <table:table-cell table:number-columns-repeated="6"/>
          <table:table-cell office:value-type="string" calcext:value-type="string">
            <text:p>crit_hit_crit_dmg_bi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71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crossbow_dmg_percent_small</text:p>
          </table:table-cell>
          <table:table-cell table:number-columns-repeated="3"/>
          <table:table-cell office:value-type="string" calcext:value-type="string">
            <text:p>crossbow_ele_dmg_percent_big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elemental_res_big</text:p>
          </table:table-cell>
          <table:table-cell table:number-columns-repeated="2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steady_hand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12"/>
          <table:table-cell office:value-type="string" calcext:value-type="string">
            <text:p>crossbow_dmg_percent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familiar_instincts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3"/>
          <table:table-cell office:value-type="string" calcext:value-type="string">
            <text:p>reckless_blow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5:28:17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5:36:47.131000000</dc:date>
    <meta:editing-duration>PT3H32S</meta:editing-duration>
    <meta:editing-cycles>30</meta:editing-cycles>
    <meta:generator>Trio_Office/6.2.8.2$Windows_x86 LibreOffice_project/</meta:generator>
    <meta:document-statistic meta:table-count="1" meta:cell-count="1078" meta:object-count="0"/>
  </office:meta>
</office:document-meta>
</file>